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A50000003379738007.png" manifest:media-type="image/png"/>
  <manifest:file-entry manifest:full-path="Pictures/1000000000000068000000115DB4CA46.png" manifest:media-type="image/png"/>
  <manifest:file-entry manifest:full-path="Pictures/1000000000000064000000437BF9E151.jpg" manifest:media-type="image/jpeg"/>
  <manifest:file-entry manifest:full-path="Pictures/10000201000000700000004820B0AFDB.png" manifest:media-type="image/png"/>
  <manifest:file-entry manifest:full-path="Pictures/100002010000007000000033404B57B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962cm" svg:height="1.348cm" svg:x="17.215cm" svg:y="12.938cm">
          <draw:image xlink:href="Pictures/100002010000007000000033404B57B5.png" xlink:type="simple" xlink:show="embed" xlink:actuate="onLoad">
            <text:p/>
          </draw:image>
        </draw:frame>
        <draw:frame draw:style-name="gr1" draw:text-style-name="P1" draw:layer="layout" svg:width="2.962cm" svg:height="1.904cm" svg:x="8.579cm" svg:y="12.684cm">
          <draw:image xlink:href="Pictures/10000201000000700000004820B0AFDB.png" xlink:type="simple" xlink:show="embed" xlink:actuate="onLoad">
            <text:p/>
          </draw:image>
        </draw:frame>
        <draw:frame draw:style-name="gr1" draw:text-style-name="P1" draw:layer="layout" svg:width="2.645cm" svg:height="1.772cm" svg:x="1.149cm" svg:y="12.817cm">
          <draw:image xlink:href="Pictures/1000000000000064000000437BF9E151.jpg" xlink:type="simple" xlink:show="embed" xlink:actuate="onLoad">
            <text:p/>
          </draw:image>
        </draw:frame>
        <draw:frame draw:style-name="gr1" draw:text-style-name="P1" draw:layer="layout" svg:width="3.667cm" svg:height="0.598cm" svg:x="4.572cm" svg:y="13.102cm">
          <draw:image xlink:href="Pictures/1000000000000068000000115DB4CA46.png" xlink:type="simple" xlink:show="embed" xlink:actuate="onLoad">
            <text:p/>
          </draw:image>
        </draw:frame>
        <draw:frame draw:style-name="gr1" draw:text-style-name="P1" draw:layer="layout" svg:width="4.365cm" svg:height="1.348cm" svg:x="12.129cm" svg:y="12.987cm">
          <draw:image xlink:href="Pictures/10000201000000A5000000337973800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Code2000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2.19cm" fo:margin-bottom="12.59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n Ezust</meta:initial-creator>
    <meta:creation-date>2013-03-13T14:56:05</meta:creation-date>
    <dc:date>2013-03-13T15:08:16</dc:date>
    <dc:creator>Alan Ezust</dc:creator>
    <meta:editing-duration>P0D</meta:editing-duration>
    <meta:editing-cycles>1</meta:editing-cycles>
    <meta:generator>LibreOffice/3.5$Linux_X86_64 LibreOffice_project/350m1$Build-2</meta:generator>
    <meta:document-statistic meta:object-count="5"/>
  </office:meta>
</office:document-meta>
</file>